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b9" officeooo:paragraph-rsid="001277b9"/>
    </style:style>
    <style:style style:name="P2" style:family="paragraph" style:parent-style-name="Standard">
      <style:text-properties officeooo:rsid="001277b9" officeooo:paragraph-rsid="001277b9"/>
    </style:style>
    <style:style style:name="P3" style:family="paragraph" style:parent-style-name="Standard">
      <style:text-properties officeooo:rsid="001277b9" officeooo:paragraph-rsid="00147133"/>
    </style:style>
    <style:style style:name="P4" style:family="paragraph" style:parent-style-name="Standard">
      <style:text-properties officeooo:rsid="00147133" officeooo:paragraph-rsid="00147133"/>
    </style:style>
    <style:style style:name="P5" style:family="paragraph" style:parent-style-name="Standard">
      <style:text-properties officeooo:paragraph-rsid="00147133"/>
    </style:style>
    <style:style style:name="P6" style:family="paragraph" style:parent-style-name="Standard">
      <style:text-properties officeooo:paragraph-rsid="0018e3a6"/>
    </style:style>
    <style:style style:name="P7" style:family="paragraph" style:parent-style-name="Standard">
      <style:text-properties officeooo:paragraph-rsid="001b6baa"/>
    </style:style>
    <style:style style:name="P8" style:family="paragraph" style:parent-style-name="Standard">
      <style:text-properties fo:font-size="20pt" fo:font-weight="bold" officeooo:rsid="001277b9" officeooo:paragraph-rsid="001277b9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1c2d16"/>
    </style:style>
    <style:style style:name="P10" style:family="paragraph" style:parent-style-name="Standard">
      <style:text-properties officeooo:rsid="00207782" officeooo:paragraph-rsid="001277b9"/>
    </style:style>
    <style:style style:name="P11" style:family="paragraph" style:parent-style-name="Standard">
      <style:text-properties officeooo:paragraph-rsid="002119f2"/>
    </style:style>
    <style:style style:name="P12" style:family="paragraph" style:parent-style-name="Standard">
      <style:text-properties officeooo:rsid="002489f3" officeooo:paragraph-rsid="002489f3"/>
    </style:style>
    <style:style style:name="P13" style:family="paragraph" style:parent-style-name="Standard">
      <style:text-properties officeooo:rsid="002605b7" officeooo:paragraph-rsid="002605b7"/>
    </style:style>
    <style:style style:name="P14" style:family="paragraph" style:parent-style-name="Standard">
      <style:text-properties officeooo:paragraph-rsid="0027bf51"/>
    </style:style>
    <style:style style:name="P15" style:family="paragraph" style:parent-style-name="Standard">
      <style:text-properties officeooo:paragraph-rsid="002926f8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2926f8" officeooo:paragraph-rsid="002926f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466e2d" officeooo:paragraph-rsid="00466e2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31c009" officeooo:paragraph-rsid="0032f8d3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4b080" officeooo:paragraph-rsid="0034b080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paragraph-rsid="003e5d0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43ea22" officeooo:paragraph-rsid="0043ea22" style:font-weight-asian="bold" style:font-weight-complex="bold"/>
    </style:style>
    <style:style style:name="P22" style:family="paragraph" style:parent-style-name="Standard">
      <style:text-properties officeooo:rsid="003a12d1" officeooo:paragraph-rsid="003b0d5a"/>
    </style:style>
    <style:style style:name="P23" style:family="paragraph" style:parent-style-name="Standard">
      <style:text-properties fo:font-size="12pt" fo:font-weight="bold" officeooo:rsid="002926f8" officeooo:paragraph-rsid="002926f8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officeooo:paragraph-rsid="002926f8" style:font-size-asian="12pt" style:font-size-complex="12pt"/>
    </style:style>
    <style:style style:name="P25" style:family="paragraph" style:parent-style-name="Standard">
      <style:text-properties fo:font-size="12pt" officeooo:rsid="002926f8" officeooo:paragraph-rsid="002926f8" style:font-size-asian="12pt" style:font-size-complex="12pt"/>
    </style:style>
    <style:style style:name="P26" style:family="paragraph" style:parent-style-name="Standard">
      <style:text-properties fo:font-size="12pt" officeooo:rsid="0029aa8f" officeooo:paragraph-rsid="0029aa8f" style:font-size-asian="12pt" style:font-size-complex="12pt"/>
    </style:style>
    <style:style style:name="P27" style:family="paragraph" style:parent-style-name="Standard">
      <style:text-properties fo:font-size="12pt" officeooo:rsid="002ae01b" officeooo:paragraph-rsid="002ae01b" style:font-size-asian="12pt" style:font-size-complex="12pt"/>
    </style:style>
    <style:style style:name="P28" style:family="paragraph" style:parent-style-name="Standard">
      <style:text-properties fo:font-size="12pt" officeooo:rsid="002d7d6f" officeooo:paragraph-rsid="002d7d6f" style:font-size-asian="12pt" style:font-size-complex="12pt"/>
    </style:style>
    <style:style style:name="P29" style:family="paragraph" style:parent-style-name="Standard">
      <style:text-properties fo:font-size="12pt" officeooo:rsid="002f9643" officeooo:paragraph-rsid="002f9643" style:font-size-asian="12pt" style:font-size-complex="12pt"/>
    </style:style>
    <style:style style:name="P30" style:family="paragraph" style:parent-style-name="Standard">
      <style:text-properties fo:font-size="12pt" officeooo:paragraph-rsid="0032f8d3" style:font-size-asian="12pt" style:font-size-complex="12pt"/>
    </style:style>
    <style:style style:name="P31" style:family="paragraph" style:parent-style-name="Standard">
      <style:text-properties fo:font-size="12pt" officeooo:rsid="0034b080" officeooo:paragraph-rsid="0034b080" style:font-size-asian="12pt" style:font-size-complex="12pt"/>
    </style:style>
    <style:style style:name="P32" style:family="paragraph" style:parent-style-name="Standard">
      <style:text-properties fo:font-size="12pt" officeooo:paragraph-rsid="00381759" style:font-size-asian="12pt" style:font-size-complex="12pt"/>
    </style:style>
    <style:style style:name="P33" style:family="paragraph" style:parent-style-name="Standard">
      <style:text-properties fo:font-size="12pt" officeooo:rsid="0031c009" officeooo:paragraph-rsid="00381759" style:font-size-asian="12pt" style:font-size-complex="12pt"/>
    </style:style>
    <style:style style:name="P34" style:family="paragraph" style:parent-style-name="Standard">
      <style:text-properties fo:font-size="12pt" officeooo:rsid="003a12d1" officeooo:paragraph-rsid="003a12d1" style:font-size-asian="12pt" style:font-size-complex="12pt"/>
    </style:style>
    <style:style style:name="P35" style:family="paragraph" style:parent-style-name="Standard">
      <style:text-properties fo:font-size="12pt" officeooo:rsid="003a12d1" officeooo:paragraph-rsid="003b0d5a" style:font-size-asian="12pt" style:font-size-complex="12pt"/>
    </style:style>
    <style:style style:name="P36" style:family="paragraph" style:parent-style-name="Standard">
      <style:text-properties fo:font-size="12pt" officeooo:rsid="003e5d07" officeooo:paragraph-rsid="003e5d07" style:font-size-asian="12pt" style:font-size-complex="12pt"/>
    </style:style>
    <style:style style:name="P37" style:family="paragraph" style:parent-style-name="Standard">
      <style:text-properties fo:font-size="12pt" officeooo:rsid="003e5d07" officeooo:paragraph-rsid="00406a52" style:font-size-asian="12pt" style:font-size-complex="12pt"/>
    </style:style>
    <style:style style:name="P38" style:family="paragraph" style:parent-style-name="Standard">
      <style:text-properties fo:font-size="12pt" style:text-underline-style="none" fo:font-weight="normal" officeooo:rsid="0044a1be" officeooo:paragraph-rsid="0044a1be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44cf35" officeooo:paragraph-rsid="0044cf35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466e2d" officeooo:paragraph-rsid="00466e2d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bold" officeooo:rsid="0046f96d" officeooo:paragraph-rsid="0046f96d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46f96d" officeooo:paragraph-rsid="00494dac" style:font-size-asian="12pt" style:font-weight-asian="bold" style:font-size-complex="12pt" style:font-weight-complex="bold"/>
    </style:style>
    <style:style style:name="P43" style:family="paragraph" style:parent-style-name="Standard">
      <style:text-properties officeooo:paragraph-rsid="0047c613"/>
    </style:style>
    <style:style style:name="T1" style:family="text">
      <style:text-properties officeooo:rsid="001277b9"/>
    </style:style>
    <style:style style:name="T2" style:family="text">
      <style:text-properties officeooo:rsid="00147133"/>
    </style:style>
    <style:style style:name="T3" style:family="text">
      <style:text-properties officeooo:rsid="0018e3a6"/>
    </style:style>
    <style:style style:name="T4" style:family="text">
      <style:text-properties officeooo:rsid="0019e4ba"/>
    </style:style>
    <style:style style:name="T5" style:family="text">
      <style:text-properties officeooo:rsid="001b6b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77b9" style:font-weight-asian="bold" style:font-weight-complex="bold"/>
    </style:style>
    <style:style style:name="T8" style:family="text">
      <style:text-properties fo:font-weight="bold" officeooo:rsid="0019e4ba" style:font-weight-asian="bold" style:font-weight-complex="bold"/>
    </style:style>
    <style:style style:name="T9" style:family="text">
      <style:text-properties fo:font-weight="bold" officeooo:rsid="001c2d16" style:font-weight-asian="bold" style:font-weight-complex="bold"/>
    </style:style>
    <style:style style:name="T10" style:family="text">
      <style:text-properties fo:font-weight="bold" officeooo:rsid="002119f2" style:font-weight-asian="bold" style:font-weight-complex="bold"/>
    </style:style>
    <style:style style:name="T11" style:family="text">
      <style:text-properties fo:font-weight="bold" officeooo:rsid="002489f3" style:font-weight-asian="bold" style:font-weight-complex="bold"/>
    </style:style>
    <style:style style:name="T12" style:family="text">
      <style:text-properties fo:font-weight="bold" officeooo:rsid="0027bf51" style:font-weight-asian="bold" style:font-weight-complex="bold"/>
    </style:style>
    <style:style style:name="T13" style:family="text">
      <style:text-properties fo:font-weight="bold" officeooo:rsid="002926f8" style:font-weight-asian="bold" style:font-weight-complex="bold"/>
    </style:style>
    <style:style style:name="T14" style:family="text">
      <style:text-properties fo:font-weight="bold" officeooo:rsid="002ae01b" style:font-weight-asian="bold" style:font-weight-complex="bold"/>
    </style:style>
    <style:style style:name="T15" style:family="text">
      <style:text-properties fo:font-weight="bold" officeooo:rsid="0031c009" style:font-weight-asian="bold" style:font-weight-complex="bold"/>
    </style:style>
    <style:style style:name="T16" style:family="text">
      <style:text-properties fo:font-weight="bold" officeooo:rsid="0034b080" style:font-weight-asian="bold" style:font-weight-complex="bold"/>
    </style:style>
    <style:style style:name="T17" style:family="text">
      <style:text-properties fo:font-weight="bold" officeooo:rsid="00381759" style:font-weight-asian="bold" style:font-weight-complex="bold"/>
    </style:style>
    <style:style style:name="T18" style:family="text">
      <style:text-properties fo:font-weight="bold" officeooo:rsid="00406a52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7133" style:font-weight-asian="normal" style:font-weight-complex="normal"/>
    </style:style>
    <style:style style:name="T21" style:family="text">
      <style:text-properties fo:font-weight="normal" officeooo:rsid="001277b9" style:font-weight-asian="normal" style:font-weight-complex="normal"/>
    </style:style>
    <style:style style:name="T22" style:family="text">
      <style:text-properties fo:font-weight="normal" officeooo:rsid="002926f8" style:font-weight-asian="normal" style:font-weight-complex="normal"/>
    </style:style>
    <style:style style:name="T23" style:family="text">
      <style:text-properties fo:font-weight="normal" officeooo:rsid="0029aa8f" style:font-weight-asian="normal" style:font-weight-complex="normal"/>
    </style:style>
    <style:style style:name="T24" style:family="text">
      <style:text-properties fo:font-weight="normal" officeooo:rsid="002ae01b" style:font-weight-asian="normal" style:font-weight-complex="normal"/>
    </style:style>
    <style:style style:name="T25" style:family="text">
      <style:text-properties fo:font-weight="normal" officeooo:rsid="0031c009" style:font-weight-asian="normal" style:font-weight-complex="normal"/>
    </style:style>
    <style:style style:name="T26" style:family="text">
      <style:text-properties fo:font-weight="normal" officeooo:rsid="0034b080" style:font-weight-asian="normal" style:font-weight-complex="normal"/>
    </style:style>
    <style:style style:name="T27" style:family="text">
      <style:text-properties fo:font-weight="normal" officeooo:rsid="00381759" style:font-weight-asian="normal" style:font-weight-complex="normal"/>
    </style:style>
    <style:style style:name="T28" style:family="text">
      <style:text-properties fo:font-weight="normal" officeooo:rsid="003b0d5a" style:font-weight-asian="normal" style:font-weight-complex="normal"/>
    </style:style>
    <style:style style:name="T29" style:family="text">
      <style:text-properties fo:font-weight="normal" officeooo:rsid="00406a52" style:font-weight-asian="normal" style:font-weight-complex="normal"/>
    </style:style>
    <style:style style:name="T30" style:family="text">
      <style:text-properties fo:font-weight="normal" officeooo:rsid="00494dac" style:font-weight-asian="normal" style:font-weight-complex="normal"/>
    </style:style>
    <style:style style:name="T31" style:family="text">
      <style:text-properties officeooo:rsid="001c2d16"/>
    </style:style>
    <style:style style:name="T32" style:family="text">
      <style:text-properties officeooo:rsid="001c6c0b"/>
    </style:style>
    <style:style style:name="T33" style:family="text">
      <style:text-properties officeooo:rsid="001f2a7a"/>
    </style:style>
    <style:style style:name="T34" style:family="text">
      <style:text-properties officeooo:rsid="002119f2"/>
    </style:style>
    <style:style style:name="T35" style:family="text">
      <style:text-properties officeooo:rsid="002489f3"/>
    </style:style>
    <style:style style:name="T36" style:family="text">
      <style:text-properties officeooo:rsid="0027bf51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style:text-underline-style="solid" style:text-underline-width="auto" style:text-underline-color="font-color" fo:font-weight="bold" officeooo:rsid="002926f8" style:font-size-asian="14pt" style:font-weight-asian="bold" style:font-size-complex="14pt" style:font-weight-complex="bold"/>
    </style:style>
    <style:style style:name="T39" style:family="text">
      <style:text-properties fo:font-size="14pt" style:text-underline-style="solid" style:text-underline-width="auto" style:text-underline-color="font-color" fo:font-weight="bold" officeooo:rsid="003234a1" style:font-size-asian="14pt" style:font-weight-asian="bold" style:font-size-complex="14pt" style:font-weight-complex="bold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e5d07" style:font-size-asian="14pt" style:font-size-complex="14pt"/>
    </style:style>
    <style:style style:name="T42" style:family="text">
      <style:text-properties fo:font-size="14pt" officeooo:rsid="003f87f1" style:font-size-asian="14pt" style:font-size-complex="14pt"/>
    </style:style>
    <style:style style:name="T43" style:family="text">
      <style:text-properties fo:font-size="14pt" officeooo:rsid="00406a52" style:font-size-asian="14pt" style:font-size-complex="14pt"/>
    </style:style>
    <style:style style:name="T44" style:family="text">
      <style:text-properties fo:font-size="14pt" officeooo:rsid="00466e2d" style:font-size-asian="14pt" style:font-size-complex="14pt"/>
    </style:style>
    <style:style style:name="T45" style:family="text">
      <style:text-properties fo:font-size="12pt" fo:font-weight="normal" officeooo:rsid="002926f8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94dac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dis </text:p>
      <text:p text:style-name="P10"/>
      <text:p text:style-name="P16">Простые операции:</text:p>
      <text:p text:style-name="P1"><text:span text:style-name="T6">redis-cli</text:span> <text:s/>- зайти </text:p>
      <text:p text:style-name="P5"><text:span text:style-name="T7">SET </text:span><text:span text:style-name="T20">jeka</text:span><text:span text:style-name="T21"> 4</text:span><text:span text:style-name="T20">el</text:span><text:span text:style-name="T1"> – назначает ключу <text:s/></text:span><text:span text:style-name="T2">jeka</text:span><text:span text:style-name="T1"> значение 4</text:span><text:span text:style-name="T2">el</text:span><text:span text:style-name="T1"> </text:span></text:p>
      <text:p text:style-name="P6"><text:span text:style-name="T6">SET </text:span><text:span text:style-name="T19">jeka "4el"</text:span><text:span text:style-name="T6"> EX 20</text:span> <text:span text:style-name="T1">назначает ключу <text:s/></text:span><text:span text:style-name="T2">jeka</text:span><text:span text:style-name="T1"> значение 4</text:span><text:span text:style-name="T2">el</text:span><text:span text:style-name="T1"> <text:s/></text:span><text:span text:style-name="T3">на 20 сек. </text:span></text:p>
      <text:p text:style-name="P3"><text:span text:style-name="T6">GET </text:span><text:span text:style-name="T19">foo</text:span> – выведет значение ключа <text:s/><text:span text:style-name="T2">jeka</text:span> – 4<text:span text:style-name="T2">el</text:span> </text:p>
      <text:p text:style-name="P1"><text:span text:style-name="T6">FLUSHALL</text:span> – удаляет все данные в <text:s/>базе данных. </text:p>
      <text:p text:style-name="P4"><text:span text:style-name="T6">EXIST</text:span> jeka – проверит на существование ключ <text:s/>jeka</text:p>
      <text:p text:style-name="P7"><text:span text:style-name="T8">GETSET</text:span><text:span text:style-name="T4"> jeka </text:span><text:span text:style-name="T5">odessa</text:span><text:span text:style-name="T4"> – выводит старое <text:s/>4el , записывает новое <text:s text:c="2"/></text:span><text:span text:style-name="T5">odessa</text:span></text:p>
      <text:p text:style-name="P9"><text:span text:style-name="T9">APPEND</text:span><text:span text:style-name="T31"> jeka </text:span><text:span text:style-name="T32">mama</text:span><text:span text:style-name="T31"> – добавить к значению указанное значение. </text:span></text:p>
      <text:p text:style-name="P9"><text:span text:style-name="T6">KEYS *</text:span> <text:span text:style-name="T33">= показать все ключи. </text:span></text:p>
      <text:p text:style-name="P11"><text:span text:style-name="T10">INCR</text:span><text:span text:style-name="T34"> jeka – увеличивает значение на 1 (значение должно быть цифрой)</text:span></text:p>
      <text:p text:style-name="P11"><text:span text:style-name="T10">DECR</text:span><text:span text:style-name="T34"> jeka – увеличивает значение на 1 (значение должно быть цифрой)</text:span></text:p>
      <text:p text:style-name="P11"/>
      <text:p text:style-name="P15"><text:span text:style-name="T38">Хэш-таблицы:</text:span></text:p>
      <text:p text:style-name="P43"><text:span text:style-name="T11">HSET</text:span><text:span text:style-name="T35"> person1 name </text:span><text:span text:style-name="T45">"</text:span><text:span text:style-name="T35">Jeka</text:span><text:span text:style-name="T45">"</text:span><text:span text:style-name="T35"> – позволяет хранить в одном ключе разные значения</text:span></text:p>
      <text:p text:style-name="P12"><text:span text:style-name="T6">HSET</text:span> person1 age 36</text:p>
      <text:p text:style-name="P12"><text:span text:style-name="T6">HGET</text:span> person1 age – выведет 36</text:p>
      <text:p text:style-name="P13"><text:span text:style-name="T6">HGETALL</text:span> <text:s/><text:span text:style-name="T35">person1 – </text:span>выводит все значения.</text:p>
      <text:p text:style-name="P14"><text:span text:style-name="T12">HVALS</text:span><text:span text:style-name="T36"> <text:s/></text:span><text:span text:style-name="T35">person1 – </text:span><text:span text:style-name="T36">выведит все значения.</text:span></text:p>
      <text:p text:style-name="P14"><text:span text:style-name="T12">HKEYS</text:span><text:span text:style-name="T36"> <text:s text:c="2"/></text:span><text:span text:style-name="T35">person1 – </text:span><text:span text:style-name="T36">выведит все ключи.</text:span></text:p>
      <text:p text:style-name="P14"/>
      <text:p text:style-name="P15"><text:span text:style-name="T38">Множеств</text:span><text:span text:style-name="T39">о</text:span><text:span text:style-name="T38">:</text:span></text:p>
      <text:p text:style-name="P23">SADD<text:span text:style-name="T19"> persons "Vasya" – запишет значения</text:span></text:p>
      <text:p text:style-name="P24"><text:span text:style-name="T13">SADD</text:span><text:span text:style-name="T22"> persons "Petya"</text:span></text:p>
      <text:p text:style-name="P25"><text:span text:style-name="T6">SMEMBERS</text:span><text:span text:style-name="T19"> <text:s/>persons – выведет значения </text:span><text:span text:style-name="T23">рандомно</text:span></text:p>
      <text:p text:style-name="P26"><text:span text:style-name="T6">SCARD</text:span><text:span text:style-name="T19"> <text:s/></text:span><text:span text:style-name="T22">persons – </text:span><text:span text:style-name="T19">выведет количество значений – 2 </text:span></text:p>
      <text:p text:style-name="P27"><text:span text:style-name="T6">SUNION</text:span><text:span text:style-name="T19"> <text:s/></text:span><text:span text:style-name="T22">persons </text:span><text:span text:style-name="T19">another – выведет значения этих ключей <text:s/>(только уникальные)</text:span></text:p>
      <text:p text:style-name="P28"><text:span text:style-name="T6">SDIFF</text:span><text:span text:style-name="T19"> <text:s/></text:span><text:span text:style-name="T22">persons </text:span><text:span text:style-name="T24">another – </text:span><text:span text:style-name="T19">вычтет повторяющиеся, выведет <text:s/></text:span><text:span text:style-name="T24">уникальные.</text:span></text:p>
      <text:p text:style-name="P29"><text:span text:style-name="T14">S</text:span><text:span text:style-name="T6">INTER</text:span><text:span text:style-name="T19"> </text:span><text:span text:style-name="T22">persons </text:span><text:span text:style-name="T24">another – </text:span><text:span text:style-name="T19">выведет пересичение, т.е. повтояющиеся </text:span><text:span text:style-name="T24"><text:s/></text:span><text:span text:style-name="T19">элементы. </text:span></text:p>
      <text:p text:style-name="P30"><text:span text:style-name="T15">SPOP</text:span><text:span text:style-name="T25"> – удалит один, случайный </text:span><text:span text:style-name="T26">э</text:span><text:span text:style-name="T25">лемент, остальное выведет.</text:span></text:p>
      <text:p text:style-name="P18"><text:span text:style-name="T37"/></text:p>
      <text:p text:style-name="P19"><text:span text:style-name="T40">Списки:</text:span></text:p>
      <text:p text:style-name="P31"><text:span text:style-name="T6">LPUSH</text:span><text:span text:style-name="T19"> mylist </text:span><text:span text:style-name="T22">"</text:span><text:span text:style-name="T19">one</text:span><text:span text:style-name="T22">" – </text:span><text:span text:style-name="T19">добавить значение </text:span><text:span text:style-name="T27">(слева)</text:span><text:span text:style-name="T19"> в начало списка . </text:span></text:p>
      <text:p text:style-name="P32"><text:span text:style-name="T16">LRANGE</text:span><text:span text:style-name="T26"> mylist 0 1 – показать слева (начала) один элемент. </text:span></text:p>
      <text:p text:style-name="P33"><text:span text:style-name="T16">LRANGE</text:span><text:span text:style-name="T26"> mylist 0 -1 – </text:span><text:span text:style-name="T27">покажет до последнего (все).</text:span></text:p>
      <text:p text:style-name="P32"><text:span text:style-name="T17">RPUSH</text:span><text:span text:style-name="T27"> </text:span><text:span text:style-name="T26">mylist </text:span><text:span text:style-name="T22">"</text:span><text:span text:style-name="T27">two</text:span><text:span text:style-name="T22">" </text:span><text:span text:style-name="T25"><text:s/></text:span><text:span text:style-name="T26">добавить значение </text:span><text:span text:style-name="T27">(справа)</text:span><text:span text:style-name="T26"> в </text:span><text:span text:style-name="T27">конец</text:span><text:span text:style-name="T26"> списка . </text:span></text:p>
      <text:p text:style-name="P34"><text:span text:style-name="T16">L</text:span><text:span text:style-name="T6">POP</text:span><text:span text:style-name="T19"> <text:s/></text:span><text:span text:style-name="T26">mylist – </text:span><text:span text:style-name="T19">выведет </text:span><text:span text:style-name="T28">и</text:span><text:span text:style-name="T19"> удалит первое значение из списка. </text:span></text:p>
      <text:p text:style-name="P35"><text:span text:style-name="T16">L</text:span><text:span text:style-name="T6">POP</text:span><text:span text:style-name="T19"> <text:s/></text:span><text:span text:style-name="T26">mylist – </text:span><text:span text:style-name="T19">выведет </text:span><text:span text:style-name="T28">и</text:span><text:span text:style-name="T19"> удалит </text:span><text:span text:style-name="T28">последнее</text:span><text:span text:style-name="T19"> значение из списка. <text:s/></text:span></text:p>
      <text:p text:style-name="P22"><text:span text:style-name="T37"/></text:p>
      <text:p text:style-name="P20"><text:span text:style-name="T41">Упорядочн</text:span><text:span text:style-name="T42">н</text:span><text:span text:style-name="T41">ое множество:</text:span></text:p>
      <text:p text:style-name="P36"><text:span text:style-name="T6">ZADD</text:span><text:span text:style-name="T19"> persons 1980 </text:span><text:span text:style-name="T22">"</text:span><text:span text:style-name="T19">Tolik</text:span><text:span text:style-name="T22">"</text:span></text:p>
      <text:p text:style-name="P36"><text:span text:style-name="T13">ZADD</text:span><text:span text:style-name="T22"> persons 19</text:span><text:span text:style-name="T19">7</text:span><text:span text:style-name="T22">0 "</text:span><text:span text:style-name="T19">Ben</text:span><text:span text:style-name="T22">"</text:span></text:p>
      <text:p text:style-name="P36"><text:span text:style-name="T13">ZADD</text:span><text:span text:style-name="T22"> persons 19</text:span><text:span text:style-name="T19">9</text:span><text:span text:style-name="T22">0 "</text:span><text:span text:style-name="T19">Anna</text:span><text:span text:style-name="T22">"</text:span></text:p>
      <text:p text:style-name="P36"><text:span text:style-name="T6">ZRANGE</text:span><text:span text:style-name="T19"> <text:s/></text:span><text:span text:style-name="T22">persons </text:span><text:span text:style-name="T19">0 -1 </text:span><text:span text:style-name="T22">– </text:span><text:span text:style-name="T19">выведет отсортировано по году <text:s/>Ben, <text:s/>Tolik, <text:s/>Anna</text:span></text:p>
      <text:p text:style-name="P37"><text:span text:style-name="T6">ZRANGE</text:span><text:span text:style-name="T19"> <text:s/></text:span><text:span text:style-name="T22">persons </text:span><text:span text:style-name="T19">0 -1 </text:span><text:span text:style-name="T18">WITHSCORES</text:span><text:span text:style-name="T22">– </text:span><text:span text:style-name="T19">выведет отсортировано по году <text:s/>Ben, <text:s/>Tolik, <text:s/>Anna </text:span><text:span text:style-name="T29">и выведет год. </text:span></text:p>
      <text:p text:style-name="P37"><text:span text:style-name="T29"/></text:p>
      <text:p text:style-name="P37"><text:span text:style-name="T29"/></text:p>
      <text:p text:style-name="P21"><text:soft-page-break/><text:span text:style-name="T43">Т</text:span><text:span text:style-name="T40">ранза</text:span><text:span text:style-name="T44">к</text:span><text:span text:style-name="T40">ции:</text:span></text:p>
      <text:p text:style-name="P38"><text:span text:style-name="T6">MULTI</text:span> – переход в режим набора команд. </text:p>
      <text:p text:style-name="P39"><text:span text:style-name="T6">EXEC</text:span> – закончить набор команд, выполнить. </text:p>
      <text:p text:style-name="P39"><text:span text:style-name="T6">DISCARD</text:span> – отменить набор команд. </text:p>
      <text:p text:style-name="P39"/>
      <text:p text:style-name="P17">Механизм подписок “PUB-SUB”:</text:p>
      <text:p text:style-name="P41">SUBSCRIBE <text:span text:style-name="T19">news <text:s/>- начинает прослушивать <text:s/>news</text:span></text:p>
      <text:p text:style-name="P42">PUBLISH<text:span text:style-name="T19"> <text:s/>news </text:span><text:span text:style-name="T22">"</text:span><text:span text:style-name="T30">we are win</text:span><text:span text:style-name="T22">" – </text:span><text:span text:style-name="T30">опубликовываем сообшение в <text:s/></text:span><text:span text:style-name="T19">news </text:span><text:span text:style-name="T30">и</text:span><text:span text:style-name="T19"> </text:span><text:span text:style-name="T30">тот кто прослушивает видит это сообщение. </text:span>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0:27:58.725329449</meta:creation-date>
    <dc:date>2022-08-25T01:03:47.261743135</dc:date>
    <meta:editing-duration>PT2H12M51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316" meta:character-count="2209" meta:non-whitespace-character-count="1853"/>
  </office:meta>
</office:document-meta>
</file>